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ackground-color="#383d3c" fo:border-left="2.01pt solid #000000" fo:border-right="0.99pt solid #000000" fo:border-top="2.01pt solid #000000"/>
      <style:text-properties fo:font-weight="bold" style:font-weight-asian="bold" style:font-weight-complex="bold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Field">
      <style:table-cell-properties fo:border-bottom="0.99pt solid #000000" fo:background-color="#383d3c" fo:border-left="0.99pt solid #000000" fo:border-right="0.99pt solid #000000" fo:border-top="2.01pt solid #000000"/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RUBRICA</text:p>
          </table:table-cell>
          <table:table-cell table:style-name="ce3" office:value-type="string" calcext:value-type="string">
            <text:p>COD_MOTIVO</text:p>
          </table:table-cell>
        </table:table-row>
        <table:table-row table:style-name="ro1">
          <table:table-cell office:value-type="string" calcext:value-type="string">
            <text:p>Drogas sem autorização ou em desacordo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upro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upro de vulnerav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to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rto de coisa comum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rto qualificado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micídio culposo <text:s text:c="2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micídio culposo na direção de veículo automotor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micídio qualificado <text:s text:c="2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micídio simples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zir instigar ou auxiliar alguém ao uso indevido de drog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são corporal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são corporal 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são corporal <text:s/>de natureza GRAVÍSSIMA <text:s text:c="2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são corporal culposa <text:s/>.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são corporal culposa na direção de veículo automotor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são corporal de natureza GRAVE <text:s text:c="2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são corporal seguida de morte <text:s text:c="2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ferecer droga a pessoa de seu relacionamento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rte de entorpecente <text:s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ubo 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áfico de entorpecente <text:s/>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0:54:25.975000000</meta:creation-date>
    <dc:date>2025-02-09T14:31:34.664000000</dc:date>
    <meta:editing-duration>PT2H9M4S</meta:editing-duration>
    <meta:editing-cycles>2</meta:editing-cycles>
    <meta:generator>LibreOffice/24.8.4.2$Windows_X86_64 LibreOffice_project/bb3cfa12c7b1bf994ecc5649a80400d06cd71002</meta:generator>
    <meta:document-statistic meta:table-count="1" meta:cell-count="46" meta:object-count="0"/>
  </office:meta>
</office:document-meta>
</file>